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42.3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49.37mm"/>
    </style:style>
    <style:style style:name="co9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napsack Probl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bs.: The file knapsack_problem/README.txt explains the problem instances and the structure of the fil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stance type</text:p>
          </table:table-cell>
          <table:table-cell office:value-type="string" calcext:value-type="string">
            <text:p>Max coefficient</text:p>
          </table:table-cell>
          <table:table-cell office:value-type="string" calcext:value-type="string">
            <text:p>Number of itens</text:p>
          </table:table-cell>
          <table:table-cell office:value-type="string" calcext:value-type="string">
            <text:p>Instance File</text:p>
          </table:table-cell>
          <table:table-cell office:value-type="string" calcext:value-type="string">
            <text:p>Instance index in the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3];&quot;_&quot;;[.D3];&quot;_&quot;;[.C3];&quot;.csv&quot;)" office:value-type="string" office:string-value="KnapPI_11_20_1000.csv" calcext:value-type="string">
            <text:p>KnapPI_11_20_1000.cs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4];&quot;_&quot;;[.D4];&quot;_&quot;;[.C4];&quot;.csv&quot;)" office:value-type="string" office:string-value="KnapPI_11_50_1000.csv" calcext:value-type="string">
            <text:p>KnapPI_11_50_1000.cs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5];&quot;_&quot;;[.D5];&quot;_&quot;;[.C5];&quot;.csv&quot;)" office:value-type="string" office:string-value="KnapPI_11_50_1000.csv" calcext:value-type="string">
            <text:p>KnapPI_11_50_1000.cs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6];&quot;_&quot;;[.D6];&quot;_&quot;;[.C6];&quot;.csv&quot;)" office:value-type="string" office:string-value="KnapPI_12_20_1000.csv" calcext:value-type="string">
            <text:p>KnapPI_12_20_1000.cs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7];&quot;_&quot;;[.D7];&quot;_&quot;;[.C7];&quot;.csv&quot;)" office:value-type="string" office:string-value="KnapPI_12_20_1000.csv" calcext:value-type="string">
            <text:p>KnapPI_12_20_1000.csv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8];&quot;_&quot;;[.D8];&quot;_&quot;;[.C8];&quot;.csv&quot;)" office:value-type="string" office:string-value="KnapPI_12_50_1000.csv" calcext:value-type="string">
            <text:p>KnapPI_12_50_1000.csv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9];&quot;_&quot;;[.D9];&quot;_&quot;;[.C9];&quot;.csv&quot;)" office:value-type="string" office:string-value="KnapPI_12_50_1000.csv" calcext:value-type="string">
            <text:p>KnapPI_12_50_1000.csv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0];&quot;_&quot;;[.D10];&quot;_&quot;;[.C10];&quot;.csv&quot;)" office:value-type="string" office:string-value="KnapPI_13_20_1000.csv" calcext:value-type="string">
            <text:p>KnapPI_13_20_1000.cs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1];&quot;_&quot;;[.D11];&quot;_&quot;;[.C11];&quot;.csv&quot;)" office:value-type="string" office:string-value="KnapPI_13_20_1000.csv" calcext:value-type="string">
            <text:p>KnapPI_13_20_1000.cs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2];&quot;_&quot;;[.D12];&quot;_&quot;;[.C12];&quot;.csv&quot;)" office:value-type="string" office:string-value="KnapPI_13_50_1000.csv" calcext:value-type="string">
            <text:p>KnapPI_13_50_1000.cs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3];&quot;_&quot;;[.D13];&quot;_&quot;;[.C13];&quot;.csv&quot;)" office:value-type="string" office:string-value="KnapPI_13_50_1000.csv" calcext:value-type="string">
            <text:p>KnapPI_13_50_1000.csv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4];&quot;_&quot;;[.D14];&quot;_&quot;;[.C14];&quot;.csv&quot;)" office:value-type="string" office:string-value="KnapPI_14_20_1000.csv" calcext:value-type="string">
            <text:p>KnapPI_14_20_1000.cs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5];&quot;_&quot;;[.D15];&quot;_&quot;;[.C15];&quot;.csv&quot;)" office:value-type="string" office:string-value="KnapPI_14_20_1000.csv" calcext:value-type="string">
            <text:p>KnapPI_14_20_1000.cs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6];&quot;_&quot;;[.D16];&quot;_&quot;;[.C16];&quot;.csv&quot;)" office:value-type="string" office:string-value="KnapPI_14_50_1000.csv" calcext:value-type="string">
            <text:p>KnapPI_14_50_1000.cs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7];&quot;_&quot;;[.D17];&quot;_&quot;;[.C17];&quot;.csv&quot;)" office:value-type="string" office:string-value="KnapPI_14_50_1000.csv" calcext:value-type="string">
            <text:p>KnapPI_14_50_1000.cs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8];&quot;_&quot;;[.D18];&quot;_&quot;;[.C18];&quot;.csv&quot;)" office:value-type="string" office:string-value="KnapPI_15_20_1000.csv" calcext:value-type="string">
            <text:p>KnapPI_15_20_1000.csv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9];&quot;_&quot;;[.D19];&quot;_&quot;;[.C19];&quot;.csv&quot;)" office:value-type="string" office:string-value="KnapPI_15_20_1000.csv" calcext:value-type="string">
            <text:p>KnapPI_15_20_1000.csv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0];&quot;_&quot;;[.D20];&quot;_&quot;;[.C20];&quot;.csv&quot;)" office:value-type="string" office:string-value="KnapPI_15_50_1000.csv" calcext:value-type="string">
            <text:p>KnapPI_15_50_1000.cs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1];&quot;_&quot;;[.D21];&quot;_&quot;;[.C21];&quot;.csv&quot;)" office:value-type="string" office:string-value="KnapPI_15_50_1000.csv" calcext:value-type="string">
            <text:p>KnapPI_15_50_1000.cs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22];&quot;_&quot;;[.D22];&quot;_&quot;;[.C22];&quot;.csv&quot;)" office:value-type="string" office:string-value="KnapPI_16_20_1000.csv" calcext:value-type="string">
            <text:p>KnapPI_16_20_1000.csv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23];&quot;_&quot;;[.D23];&quot;_&quot;;[.C23];&quot;.csv&quot;)" office:value-type="string" office:string-value="KnapPI_16_20_1000.csv" calcext:value-type="string">
            <text:p>KnapPI_16_20_1000.csv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4];&quot;_&quot;;[.D24];&quot;_&quot;;[.C24];&quot;.csv&quot;)" office:value-type="string" office:string-value="KnapPI_16_50_1000.csv" calcext:value-type="string">
            <text:p>KnapPI_16_50_1000.cs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5];&quot;_&quot;;[.D25];&quot;_&quot;;[.C25];&quot;.csv&quot;)" office:value-type="string" office:string-value="KnapPI_16_50_1000.csv" calcext:value-type="string">
            <text:p>KnapPI_16_50_1000.csv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TS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Maximum coordinates values</text:p>
          </table:table-cell>
          <table:table-cell office:value-type="string" calcext:value-type="string">
            <text:p>Instance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0.tsp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1.t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2.ts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3.tsp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4.tsp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1.tsp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2.tsp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3.tsp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4.tsp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0.tsp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1.tsp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2.tsp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3.tsp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4.tsp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0.tsp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1.tsp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2.tsp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3.tsp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4.tsp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0.tsp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1.tsp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2.tsp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3.t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0:27:36.062194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1:00:56.352677208</meta:creation-date>
    <dc:date>2021-01-30T10:31:50.920479814</dc:date>
    <meta:editing-duration>PT8M23S</meta:editing-duration>
    <meta:editing-cycles>2</meta:editing-cycles>
    <meta:generator>LibreOffice/6.0.7.3$Linux_X86_64 LibreOffice_project/00m0$Build-3</meta:generator>
    <meta:document-statistic meta:table-count="2" meta:cell-count="241" meta:object-count="0"/>
  </office:meta>
</office:document-meta>
</file>